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0.83cm" table:align="center" style:writing-mode="lr-tb"/>
    </style:style>
    <style:style style:name="Tabella1.A" style:family="table-column">
      <style:table-column-properties style:column-width="3.907cm"/>
    </style:style>
    <style:style style:name="Tabella1.B" style:family="table-column">
      <style:table-column-properties style:column-width="2.302cm"/>
    </style:style>
    <style:style style:name="Tabella1.D" style:family="table-column">
      <style:table-column-properties style:column-width="2.32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1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list-style-name="WW8Num1" style:master-page-name="Standard">
      <style:paragraph-properties fo:margin-top="0.423cm" fo:margin-bottom="0.423cm" fo:line-height="150%" fo:text-align="justify" style:justify-single-word="false"/>
    </style:style>
    <style:style style:name="P2" style:family="paragraph" style:parent-style-name="Standard" style:list-style-name="WW8Num1">
      <style:paragraph-properties fo:margin-top="0.423cm" fo:margin-bottom="0.423cm" fo:line-height="150%" fo:text-align="justify" style:justify-single-word="false"/>
    </style:style>
    <style:style style:name="P3" style:family="paragraph" style:parent-style-name="Standard">
      <style:paragraph-properties fo:margin-top="0.423cm" fo:margin-bottom="0cm" fo:line-height="150%"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.423cm" fo:margin-bottom="0cm" fo:line-height="150%" fo:text-align="justify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.423cm" fo:margin-bottom="0cm" fo:line-height="150%" fo:text-align="end" style:justify-single-word="false" style:snap-to-layout-grid="false"/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style:font-name="Wingdings" fo:font-size="14pt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Aprire</text:span><text:span text:style-name="T2"> il file </text:span><text:span text:style-name="T3">sim4</text:span><text:span text:style-name="T2">, utilizzando la password “modifica” per aprirlo in modalità di modifica. </text:span><text:span text:style-name="T1">Salvare</text:span><text:span text:style-name="T2"> il file in modo che non venga più richiesta la password.</text:span></text:p>
        </text:list-item>
        <text:list-item>
          <text:p text:style-name="P2"><text:span text:style-name="T1">Posizionarsi</text:span><text:span text:style-name="T2"> nella cella </text:span><text:span text:style-name="T3">C2</text:span><text:span text:style-name="T2"> del foglio </text:span><text:span text:style-name="T4">TOTALE</text:span><text:span text:style-name="T2">. Utilizzando </text:span><text:span text:style-name="T3">Dati </text:span><text:span text:style-name="T5"></text:span><text:span text:style-name="T3"> Consolida</text:span><text:span text:style-name="T2"> </text:span><text:span text:style-name="T1">sommare</text:span><text:span text:style-name="T2"> i dati compresi nelle celle </text:span><text:span text:style-name="T3">C2:D104</text:span><text:span text:style-name="T2"> dei fogli </text:span><text:span text:style-name="T4">lc, ls, ll, im, it, ip, la, ia.</text:span></text:p>
        </text:list-item>
        <text:list-item>
          <text:p text:style-name="P2"><text:span text:style-name="T2">Nel foglio </text:span><text:span text:style-name="T4">Interessi</text:span><text:span text:style-name="T2"> </text:span><text:span text:style-name="T1">inserire</text:span><text:span text:style-name="T2"> una funzione finanziaria che restituisca il pagamento degli interessi relativamente ai dati inseriti nelle celle </text:span><text:span text:style-name="T3">C2:C8</text:span><text:span text:style-name="T2">.</text:span></text:p>
        </text:list-item>
        <text:list-item>
          <text:p text:style-name="P2"><text:span text:style-name="T2">Utilizzando </text:span><text:span text:style-name="T3">Dati </text:span><text:span text:style-name="T5"></text:span><text:span text:style-name="T3"> Tabella </text:span><text:span text:style-name="T1">completare</text:span><text:span text:style-name="T2"> la tabella </text:span><text:span text:style-name="T3">C11:G19</text:span><text:span text:style-name="T2">.</text:span></text:p>
        </text:list-item>
        <text:list-item>
          <text:p text:style-name="P2"><text:span text:style-name="T2">Dare il nome </text:span><text:span text:style-name="T3">DATI</text:span><text:span text:style-name="T2"> all’intervallo di celle </text:span><text:span text:style-name="T3">A1:D104</text:span><text:span text:style-name="T2"> del foglio </text:span><text:span text:style-name="T4">lc</text:span><text:span text:style-name="T2">. Per questo intervallo creare una tabella PIVOT con il seguente layout: Unità scolastiche in Colonna, Regione in Riga e Somma di Unità scolastiche in Dati.</text:span></text:p>
        </text:list-item>
        <text:list-item>
          <text:p text:style-name="P2"><text:span text:style-name="T1">Raggruppare</text:span><text:span text:style-name="T2"> le colonne della tabella PIVOT ogni </text:span><text:span text:style-name="T3">33</text:span><text:span text:style-name="T2"> unità.</text:span></text:p>
        </text:list-item>
        <text:list-item>
          <text:p text:style-name="P2"><text:span text:style-name="T1">Applicare</text:span><text:span text:style-name="T2"> la formattazione automatica </text:span><text:span text:style-name="T4">Tabella 2</text:span><text:span text:style-name="T2">.</text:span></text:p>
        </text:list-item>
        <text:list-item>
          <text:p text:style-name="P2"><text:span text:style-name="T2">Nel foglio </text:span><text:span text:style-name="T3">GRAFICO</text:span><text:span text:style-name="T2"> </text:span><text:span text:style-name="T1">assegnare</text:span><text:span text:style-name="T2"> la serie Unità scolastiche all’asse secondario e </text:span><text:span text:style-name="T1">visualizzarla</text:span><text:span text:style-name="T2"> tramite una linea. </text:span><text:span text:style-name="T1">Impostare</text:span><text:span text:style-name="T2"> a 0 la distanza tra le barre e -10 la loro sovrapposizione.</text:span></text:p>
        </text:list-item>
        <text:list-item>
          <text:p text:style-name="P2"><text:span text:style-name="T2">Nel foglio </text:span><text:span text:style-name="T4">ls</text:span><text:span text:style-name="T2"> aggiungere i subtotali di Unità scolastiche per ogni Regione.</text:span></text:p>
        </text:list-item>
        <text:list-item>
          <text:p text:style-name="P2"><text:span text:style-name="T2">Nella cella </text:span><text:span text:style-name="T3">H2</text:span><text:span text:style-name="T2"> nel foglio </text:span><text:span text:style-name="T3">ll</text:span><text:span text:style-name="T2"> </text:span><text:span text:style-name="T1">inserire</text:span><text:span text:style-name="T2"> il testo: “Totale classi per unità &gt; 10” ed </text:span><text:span text:style-name="T1">inserire</text:span><text:span text:style-name="T2"> nella cella </text:span><text:span text:style-name="T3">I2 </text:span><text:span text:style-name="T2">una funzione per calcolare il totale delle classi se le unità sono maggiori di 10.</text:span></text:p>
        </text:list-item>
        <text:list-item>
          <text:p text:style-name="P2"><text:span text:style-name="T2">Nel foglio </text:span><text:span text:style-name="T3">it</text:span><text:span text:style-name="T2"> </text:span><text:span text:style-name="T1">utilizzare</text:span><text:span text:style-name="T2"> un filtro avanzato per visualizzare i dati della regione </text:span><text:span text:style-name="T4">Lombardia</text:span><text:span text:style-name="T2"> in cui il numero delle classi supera </text:span><text:span text:style-name="T4">500</text:span><text:span text:style-name="T2">.</text:span></text:p>
        </text:list-item>
        <text:list-item>
          <text:p text:style-name="P2"><text:span text:style-name="T2">Nel foglio </text:span><text:span text:style-name="T3">ip</text:span><text:span text:style-name="T2"> </text:span><text:span text:style-name="T1">utilizzare</text:span><text:span text:style-name="T2"> una funzione database per calcolare il totale delle classi in Trentino Alto Adige, Veneto e Friuli Venezia Giulia.</text:span></text:p>
        </text:list-item>
        <text:list-item>
          <text:p text:style-name="P2"><text:span text:style-name="T2">Nel foglio </text:span><text:span text:style-name="T3">ia</text:span><text:span text:style-name="T2"> </text:span><text:span text:style-name="T1">inserire</text:span><text:span text:style-name="T2"> una funzione per ottenere il rapporto tra classi e unità scolastiche se queste ultime sono maggiori di zero, e zero altrimenti.</text:span></text:p>
        </text:list-item>
        <text:list-item>
          <text:p text:style-name="P2"><text:span text:style-name="T2">Dopo essersi posizionati nel foglio </text:span><text:span text:style-name="T3">Questionario</text:span><text:span text:style-name="T2"> </text:span><text:span text:style-name="T1">registrare</text:span><text:span text:style-name="T2"> una nuova macro, chiamata </text:span><text:span text:style-name="T3">griglia</text:span><text:span text:style-name="T2">, che toglie la visualizzazione della griglia (se è presente).</text:span></text:p>
        </text:list-item>
        <text:list-item>
          <text:p text:style-name="P2"><text:span text:style-name="T2">Sempre nel foglio </text:span><text:span text:style-name="T3">Questionario</text:span><text:span text:style-name="T2"> aggiungere il seguente commento alla cella B4: “Per le coniugate quello da nubile”.</text:span></text:p>
        </text:list-item>
        <text:list-item>
          <text:p text:style-name="P2"><text:span text:style-name="T1">Fare</text:span><text:span text:style-name="T2"> in modo che, nel foglio </text:span><text:span text:style-name="T3">Questionario</text:span><text:span text:style-name="T2">, soltanto le celle comprese tra B3:B9 siano modificabili. </text:span><text:span text:style-name="T1">Proteggere</text:span><text:span text:style-name="T2"> il foglio con la password “</text:span><text:span text:style-name="T4">bloccato</text:span><text:span text:style-name="T2">”.</text:span></text:p>
        </text:list-item>
        <text:list-item>
          <text:p text:style-name="P2"><text:span text:style-name="T1">Portare</text:span><text:span text:style-name="T2"> l’intestazione del foglio </text:span><text:span text:style-name="T3">Questionario</text:span><text:span text:style-name="T2"> a 2,05 cm.</text:span></text:p>
        </text:list-item>
        <text:list-item>
          <text:p text:style-name="P2"><text:span text:style-name="T2">Nel foglio </text:span><text:span text:style-name="T4">Fattura</text:span><text:span text:style-name="T2"> </text:span><text:span text:style-name="T3">creare</text:span><text:span text:style-name="T2"> tre nuovi scenari per le celle </text:span><text:span text:style-name="T3">G19:G20</text:span><text:span text:style-name="T2"> secondo la seguente tabella:</text:span></text:p>
        </text:list-item>
      </text:list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row table:style-name="Tabella1.1">
          <table:table-cell table:style-name="Tabella1.A1" office:value-type="string">
            <text:p text:style-name="P3">Nome scenario:</text:p>
          </table:table-cell>
          <table:table-cell table:style-name="Tabella1.A1" office:value-type="string">
            <text:p text:style-name="P3">Ipotesi1</text:p>
          </table:table-cell>
          <table:table-cell table:style-name="Tabella1.A1" office:value-type="string">
            <text:p text:style-name="P3">Ipotesi2</text:p>
          </table:table-cell>
          <table:table-cell table:style-name="Tabella1.D1" office:value-type="string">
            <text:p text:style-name="P3">Ipotesi3</text:p>
          </table:table-cell>
        </table:table-row>
        <table:table-row table:style-name="Tabella1.1">
          <table:table-cell table:style-name="Tabella1.A2" office:value-type="string">
            <text:p text:style-name="P4">Valore G19:</text:p>
          </table:table-cell>
          <table:table-cell table:style-name="Tabella1.A2" office:value-type="string">
            <text:p text:style-name="P5">15</text:p>
          </table:table-cell>
          <table:table-cell table:style-name="Tabella1.A2" office:value-type="string">
            <text:p text:style-name="P5">16</text:p>
          </table:table-cell>
          <table:table-cell table:style-name="Tabella1.D2" office:value-type="string">
            <text:p text:style-name="P5">17</text:p>
          </table:table-cell>
        </table:table-row>
        <table:table-row table:style-name="Tabella1.1">
          <table:table-cell table:style-name="Tabella1.A2" office:value-type="string">
            <text:p text:style-name="P4">Valore G20:</text:p>
          </table:table-cell>
          <table:table-cell table:style-name="Tabella1.A2" office:value-type="string">
            <text:p text:style-name="P5">25</text:p>
          </table:table-cell>
          <table:table-cell table:style-name="Tabella1.A2" office:value-type="string">
            <text:p text:style-name="P5">27</text:p>
          </table:table-cell>
          <table:table-cell table:style-name="Tabella1.D2" office:value-type="string">
            <text:p text:style-name="P5">29</text:p>
          </table:table-cell>
        </table:table-row>
      </table:table>
      <text:list text:style-name="WW8Num1" text:continue-numbering="true">
        <text:list-item>
          <text:p text:style-name="P2"><text:span text:style-name="T2">In base agli scenari </text:span><text:span text:style-name="T1">creare</text:span><text:span text:style-name="T2"> una tabella per riepilogare il valore della cella </text:span><text:span text:style-name="T3">H27</text:span><text:span text:style-name="T2"> nei tre scenari.</text:span></text:p>
        </text:list-item>
        <text:list-item>
          <text:p text:style-name="P2"><text:span text:style-name="T1">Copiare</text:span><text:span text:style-name="T2"> le celle contenenti valori di questo ultimo foglio in un nuovo file di Excel in modo che i dati rimangano collegati. </text:span><text:span text:style-name="T1">Salvare</text:span><text:span text:style-name="T2"> il file con il nome </text:span><text:span text:style-name="T3">Sim4‑2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fo:font-variant="small-caps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Foglio Elettronico Avanzato</text:span><text:span text:style-name="T2">: Simulazione 4</text:span></text:p>
      </style:header>
      <style:footer>
        <text:p text:style-name="P2"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1-22T23:30:00</meta:creation-date>
    <dc:creator>Marco</dc:creator>
    <dc:date>2006-07-14T12:32:00</dc:date>
    <dc:language>it-IT</dc:language>
    <meta:editing-cycles>33</meta:editing-cycles>
    <meta:editing-duration>PT1H20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34" meta:word-count="432" meta:character-count="2665"/>
  </office:meta>
</office:document-meta>
</file>